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092d" officeooo:paragraph-rsid="0020092d"/>
    </style:style>
    <style:style style:name="P2" style:family="paragraph" style:parent-style-name="Standard">
      <style:text-properties officeooo:rsid="0020092d" officeooo:paragraph-rsid="0024bb38"/>
    </style:style>
    <style:style style:name="P3" style:family="paragraph" style:parent-style-name="Standard">
      <style:text-properties officeooo:rsid="0020092d" officeooo:paragraph-rsid="00281a78"/>
    </style:style>
    <style:style style:name="P4" style:family="paragraph" style:parent-style-name="Standard">
      <style:text-properties officeooo:rsid="00281a78" officeooo:paragraph-rsid="00281a78"/>
    </style:style>
    <style:style style:name="P5" style:family="paragraph" style:parent-style-name="Standard">
      <style:text-properties officeooo:rsid="00281a78" officeooo:paragraph-rsid="002ae4fe"/>
    </style:style>
    <style:style style:name="P6" style:family="paragraph" style:parent-style-name="Standard">
      <style:text-properties officeooo:rsid="0037526e" officeooo:paragraph-rsid="0037526e"/>
    </style:style>
    <style:style style:name="P7" style:family="paragraph" style:parent-style-name="Standard">
      <style:text-properties officeooo:rsid="0037526e" officeooo:paragraph-rsid="00409a7f"/>
    </style:style>
    <style:style style:name="P8" style:family="paragraph" style:parent-style-name="Standard">
      <style:text-properties officeooo:rsid="00385917" officeooo:paragraph-rsid="00385917"/>
    </style:style>
    <style:style style:name="P9" style:family="paragraph" style:parent-style-name="Standard">
      <style:text-properties officeooo:rsid="003a2d51" officeooo:paragraph-rsid="003a2d51"/>
    </style:style>
    <style:style style:name="P10" style:family="paragraph" style:parent-style-name="Standard">
      <style:text-properties officeooo:rsid="003a2d51" officeooo:paragraph-rsid="003a6128"/>
    </style:style>
    <style:style style:name="P11" style:family="paragraph" style:parent-style-name="Standard">
      <style:text-properties officeooo:rsid="003a6128" officeooo:paragraph-rsid="003a6128"/>
    </style:style>
    <style:style style:name="P12" style:family="paragraph" style:parent-style-name="Standard">
      <style:text-properties officeooo:rsid="003d8b6a" officeooo:paragraph-rsid="003d8b6a"/>
    </style:style>
    <style:style style:name="P13" style:family="paragraph" style:parent-style-name="Standard">
      <style:text-properties officeooo:rsid="003e07f5" officeooo:paragraph-rsid="003e07f5"/>
    </style:style>
    <style:style style:name="P14" style:family="paragraph" style:parent-style-name="Standard">
      <style:text-properties officeooo:rsid="003e5bfc" officeooo:paragraph-rsid="003e5bfc"/>
    </style:style>
    <style:style style:name="T1" style:family="text">
      <style:text-properties officeooo:rsid="0020092d"/>
    </style:style>
    <style:style style:name="T2" style:family="text">
      <style:text-properties officeooo:rsid="0021c06d"/>
    </style:style>
    <style:style style:name="T3" style:family="text">
      <style:text-properties officeooo:rsid="0024bb38"/>
    </style:style>
    <style:style style:name="T4" style:family="text">
      <style:text-properties officeooo:rsid="00281a78"/>
    </style:style>
    <style:style style:name="T5" style:family="text">
      <style:text-properties officeooo:rsid="002ae4fe"/>
    </style:style>
    <style:style style:name="T6" style:family="text">
      <style:text-properties officeooo:rsid="002d6a1f"/>
    </style:style>
    <style:style style:name="T7" style:family="text">
      <style:text-properties officeooo:rsid="002fe34c"/>
    </style:style>
    <style:style style:name="T8" style:family="text">
      <style:text-properties officeooo:rsid="0035dfd3"/>
    </style:style>
    <style:style style:name="T9" style:family="text">
      <style:text-properties officeooo:rsid="0036bb37"/>
    </style:style>
    <style:style style:name="T10" style:family="text">
      <style:text-properties officeooo:rsid="00370719"/>
    </style:style>
    <style:style style:name="T11" style:family="text">
      <style:text-properties officeooo:rsid="00378228"/>
    </style:style>
    <style:style style:name="T12" style:family="text">
      <style:text-properties officeooo:rsid="003e5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<text:span text:style-name="T4">&gt;Nixons Amtszeit geht zuende.</text:span></text:p>
      <text:p text:style-name="P3"><text:span text:style-name="T4">-&gt;vor seinem Komitee zur Wiederwahl (unter anderen der ehemaliger FBI-Agent Liddy) betont Nixon immer wieder, dass sie mehr über ihren Gegner (Demokraten) in erfahrung bringen müssen.</text:span></text:p>
      <text:p text:style-name="P3"><text:span text:style-name="T4">-&gt;Liddy beschließt, in das Büro des Demokratische Nationale Komitees einzubrechen, das sich im Watergate-Gebäude befindet, um dort Wanzen unterzubringen.</text:span></text:p>
      <text:p text:style-name="P5">-&gt;Dafür holt sich Li<text:span text:style-name="T7">ddy</text:span> den ehemaligen CIA-Agenten Hunt als Unterstützung ins Boot,<text:span text:style-name="T5"> der wiederum 4 ehemalige CIA-Agenten, die für ihn arbeiteten, anheuerte. </text:span><text:s/></text:p>
      <text:p text:style-name="P5"><text:span text:style-name="T5">-&gt;Hunt und Liddy leiteten den</text:span> Einbruch<text:span text:style-name="T5"> </text:span>und<text:span text:style-name="T5"> hielten</text:span> sich wärend des Einbruches Ebenfalls im Watergate-Gebäude a<text:span text:style-name="T5">uf, wärend die angeheuerten Agenten und ein Mann, der zum Komitee des Präsidenten gehörte, einbrachen.</text:span></text:p>
      <text:p text:style-name="P1">-&gt;<text:span text:style-name="T4">Die Einbrecher </text:span>werden von der Polizei festgenommen.</text:p>
      <text:p text:style-name="P2">-&gt;In dem Hotel<text:span text:style-name="T4"> das sich ebenfalls im </text:span><text:s/>Watergate<text:span text:style-name="T4">-Gebäude befindet, </text:span><text:s/>in dem die Einbrecher unterkamen, wurde ein Notietzblock von einem der Einbrecher gefunden, auf dem der name Hunt steht, der <text:span text:style-name="T6">ebenfalls </text:span>für de<text:span text:style-name="T6">n Sonderberater des</text:span> Pr<text:span text:style-name="T3">ä</text:span>sidenten arbeitet<text:span text:style-name="T8">.</text:span></text:p>
      <text:p text:style-name="P1">-&gt;Ein Reporter erhält diese Nachricht von einem Polizisten. </text:p>
      <text:p text:style-name="P1">-&gt;In der Zeitung wird die Verbindung des Einbruches mit dem Weisen Haus öffentlich gemacht.</text:p>
      <text:p text:style-name="P4">-&gt;Ob Nixon davon wusste, <text:span text:style-name="T9">dass in das Büro des Demokratischen Nationalen Komitees eingebrochen werden sollte, </text:span>ist bis heute unbekannt, bekannt ist, dass er diese Aktion vertuschte.<text:span text:style-name="T10"> Anscheinend wollte er es Vertuschen, weil er befürchtet, es kommt raus, dass er davon wusste oder sogar den Auftrag erteilte.</text:span></text:p>
      <text:p text:style-name="P6"><text:span text:style-name="T11">sagte bereits, dass die 4 anderen Einbrecher, zu schweigen gebracht wurden).</text:span></text:p>
      <text:p text:style-name="P8">-&gt;Nixon hatte auhörgeräte in seinem Büro installieren lassen, um die Aufzeichnung später für seine Memoaren zu verwänden.</text:p>
      <text:p text:style-name="P8">-&gt;Sonderermittler Cox verlangt nach den Tonbändern (Nixon könnte auf den Aufnahmen der Einbruch oder andere abhöraktionen befohlen haben)</text:p>
      <text:p text:style-name="P8">-&gt;Nixon weiger sich diese auszuhändigen.</text:p>
      <text:p text:style-name="P10">-&gt;Nixon weist den Justizminister an, den Sonderermittler Cox zu feuern, aber der Justitzminister und sein Verträter weigern sich und treten stattdessen zurück.</text:p>
      <text:p text:style-name="P11">-&gt;Robert Bork (dritter Mann im Justitzministerium) stimmt zu und feuert den Sonderermittler Cox.</text:p>
      <text:p text:style-name="P12">-&gt;Eine Sekreterin hat "vesehentlich" 18 Minuten der Aufnahmen gelöscht.</text:p>
      <text:p text:style-name="P13">-&gt;<text:span text:style-name="T12">D</text:span>as Oberste gericht veranlasste Nixon schlißlich dazu, die Tonbändern auszuhändigen.</text:p>
      <text:p text:style-name="P14">-&gt;Auf den Tonbändern is zu hören, dass <text:span text:style-name="T1">Nixon seinen Stabsscheff</text:span> beauftragte<text:span text:style-name="T1">, er soll den FBI-Chef überreden, die Ermittlungen einzustellen. Der FBI-Chef weigert sich.</text:span></text:p>
      <text:p text:style-name="P7">-&gt;Außerdem bestätigt Nixon, dass er eine Millionen Dollar zahlt, damit die 4 ,von Hunt angeheuerten Einbrecher, schweigen<text:span text:style-name="T11"> (einer der Einbrecher, der zu Komitee des Präsidenten gehörte, </text:span></text:p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9:28:30.248720799</meta:creation-date>
    <meta:generator>LibreOffice/5.3.1.2$Linux_X86_64 LibreOffice_project/30m0$Build-2</meta:generator>
    <dc:date>2018-01-07T11:55:59.926533105</dc:date>
    <meta:editing-duration>PT1H44M18S</meta:editing-duration>
    <meta:editing-cycles>28</meta:editing-cycles>
    <meta:document-statistic meta:table-count="0" meta:image-count="0" meta:object-count="0" meta:page-count="1" meta:paragraph-count="20" meta:word-count="366" meta:character-count="2631" meta:non-whitespace-character-count="2279"/>
  </office:meta>
</office:document-meta>
</file>